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7A1000049482F0CE9AD30EA6E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17.501cm" style:rel-column-width="65535*"/>
    </style:style>
    <style:style style:name="Table1.1" style:family="table-row">
      <style:table-row-properties style:min-row-height="0.132cm"/>
    </style:style>
    <style:style style:name="Table1.A1" style:family="table-cell">
      <style:table-cell-properties style:vertical-align="middle" fo:padding="0.097cm" fo:border="0.05pt solid #000000"/>
    </style:style>
    <style:style style:name="Table2" style:family="table">
      <style:table-properties style:width="9.419cm" fo:margin-left="5.787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4.92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307cm" table:align="margins"/>
    </style:style>
    <style:style style:name="Table4.A" style:family="table-column">
      <style:table-column-properties style:column-width="10.081cm" style:rel-column-width="38170*"/>
    </style:style>
    <style:style style:name="Table4.B" style:family="table-column">
      <style:table-column-properties style:column-width="7.227cm" style:rel-column-width="2736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307cm" table:align="margins"/>
    </style:style>
    <style:style style:name="Table5.A" style:family="table-column">
      <style:table-column-properties style:column-width="5.45cm" style:rel-column-width="20638*"/>
    </style:style>
    <style:style style:name="Table5.B" style:family="table-column">
      <style:table-column-properties style:column-width="11.857cm" style:rel-column-width="44897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7.039cm" table:align="left"/>
    </style:style>
    <style:style style:name="Table7.A" style:family="table-column">
      <style:table-column-properties style:column-width="5.371cm"/>
    </style:style>
    <style:style style:name="Table7.B" style:family="table-column">
      <style:table-column-properties style:column-width="11.668cm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4137d9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f243c" officeooo:paragraph-rsid="000f243c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48060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258f76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paragraph-rsid="0046c556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officeooo:rsid="001c61c5" officeooo:paragraph-rsid="001c61c5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0f243c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text-properties fo:color="#000000" style:font-name="Arial" fo:font-size="12pt" officeooo:paragraph-rsid="0048060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paragraph-rsid="001c61c5"/>
    </style:style>
    <style:style style:name="P20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color="#000000" style:font-name="Arial"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able_20_Contents">
      <style:text-properties style:font-name="Arial"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4c4c4c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Arial1"/>
    </style:style>
    <style:style style:name="T6" style:family="text">
      <style:text-properties fo:color="#000000" style:font-name="Arial1" fo:font-size="12pt" fo:font-weight="bold" officeooo:rsid="001c61c5" style:font-size-asian="12pt" style:font-weight-asian="bold" style:font-size-complex="12pt" style:font-weight-complex="bold"/>
    </style:style>
    <style:style style:name="T7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1c61c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c61c5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officeooo:rsid="000f955f"/>
    </style:style>
    <style:style style:name="T11" style:family="text">
      <style:text-properties officeooo:rsid="00258f76"/>
    </style:style>
    <style:style style:name="T12" style:family="text">
      <style:text-properties officeooo:rsid="00264c14"/>
    </style:style>
    <style:style style:name="T13" style:family="text">
      <style:text-properties officeooo:rsid="002fd367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682f2"/>
    </style:style>
    <style:style style:name="T16" style:family="text">
      <style:text-properties officeooo:rsid="005682f2"/>
    </style:style>
    <style:style style:name="T17" style:family="text">
      <style:text-properties officeooo:rsid="0058e18c"/>
    </style:style>
    <style:style style:name="T18" style:family="text">
      <style:text-properties officeooo:rsid="005acdbb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ext-input text:description="#foreach($i in $listaFacturasImpuestos)">#foreach($i in $listaFacturasImpuestos)</text:text-inpu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p text:style-name="P5"><draw:frame text:anchor-type="char" draw:z-index="0" draw:name="Picture 41" draw:style-name="gr1" draw:text-style-name="P26" svg:width="5.407cm" svg:height="3.527cm" svg:x="0.067cm" svg:y="0.072cm"><draw:image xlink:href="Pictures/20000009000047A1000049482F0CE9AD30EA6E9A.wmf" xlink:type="simple" xlink:show="embed" xlink:actuate="onLoad"><text:p/></draw:image></draw:frame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">Comprobante Nº:</text:p>
                </table:table-cell>
                <table:table-cell table:style-name="Table2.A1" office:value-type="string">
                  <text:p text:style-name="P9"><text:text-input text:description="$i.nombre">$i.nombre</text:text-input></text:p>
                </table:table-cell>
              </table:table-row>
              <table:table-row>
                <table:table-cell table:style-name="Table2.A1" office:value-type="string">
                  <text:p text:style-name="P7">Fecha de Retención:</text:p>
                </table:table-cell>
                <table:table-cell table:style-name="Table2.A1" office:value-type="string">
                  <text:p text:style-name="P17"><text:text-input text:description="$date.formatDate($i.factura.ordenPago.fecha,&quot;dd/MM/yyyy&quot;)">$date.formatDate($i.factura.ordenPago.fecha,"dd/MM/yyyy")</text:text-input></text:p>
                </table:table-cell>
              </table:table-row>
            </table:table>
            <text:p text:style-name="P4"/>
            <text:p text:style-name="P7"><text:tab/><text:tab/><text:tab/><text:tab/><text:span text:style-name="T14">Retención </text:span><text:span text:style-name="T15">Municipal Derecho Inspección</text:span></text:p>
            <text:p text:style-name="P15">Se hace constar que en nuestra calidad de Agentes de Retención según RG 1397 (y modif.) hemos procedido a retener el <text:s/><text:span text:style-name="T13">0,7 </text:span>% correspondiente al Impuesto <text:span text:style-name="T16">Retención Municipal Derecho Inspección</text:span>, según el detalle siguiente</text:p>
            <text:p text:style-name="P13"/>
            <text:p text:style-name="P10"/>
            <text:p text:style-name="P14"><text:span text:style-name="T4"><text:s/></text:span>Agente de Retención</text:p>
            <text:p text:style-name="P10"/>
            <text:p text:style-name="P12"><text:s/><text:span text:style-name="T5">Denominación: PARQUE DE LA SALUD DE LA PROVINCIA DE MISIONES DR. RAMON MADARIAGA LEY XVII Nº 70</text:span></text:p>
            <text:p text:style-name="P21"/>
            <text:p text:style-name="P12"><text:s/>Domicilio: <text:span text:style-name="T5">Av. Marconi 3736</text:span></text:p>
            <text:p text:style-name="P21"/>
            <text:p text:style-name="P8"><text:s/>CUIT: <text:span text:style-name="T5">30-71222430-0</text:span></text:p>
            <text:p text:style-name="P16"><text:s/></text:p>
            <text:p text:style-name="P19"><text:span text:style-name="T7"><text:s/></text:span><text:span text:style-name="T8">N</text:span><text:span text:style-name="T9">º Cta. Cte: </text:span><text:bookmark text:name=":xl"/><text:span text:style-name="T6">300109408769227</text:span></text:p>
            <text:p text:style-name="P7"/>
            <text:p text:style-name="P14"><text:span text:style-name="T4"><text:s/>Proveedor: </text:span><text:span text:style-name="T4"><text:text-input text:description="$i.factura.proveedor.nombre">$i.factura.proveedor.nombre</text:text-input></text:span></text:p>
            <text:p text:style-name="P6"/>
            <text:p text:style-name="P3"><text:span text:style-name="T3"><text:s/>Domicilio: <text:s/></text:span><text:span text:style-name="T3"><text:text-input text:description="$i.factura.proveedor.getFirstDireccion()">$i.factura.proveedor.getFirstDireccion()</text:text-input></text:span></text:p>
            <text:p text:style-name="P22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><text:span text:style-name="T1">CUIT N°: <text:s/></text:span><text:span text:style-name="T2"><text:text-input text:description="$i.factura.proveedor.cuit">$i.factura.proveedor.cuit</text:text-input></text:span></text:p>
                </table:table-cell>
                <table:table-cell table:style-name="Table4.A1" office:value-type="string">
                  <text:p text:style-name="P21"><text:span text:style-name="T17">Alicuota</text:span>: <text:span text:style-name="T17">0,7%</text:span></text:p>
                </table:table-cell>
              </table:table-row>
            </table:table>
            <text:p text:style-name="P22"><text:text-input text:description="#if($i.getBaseMoneda()  != &quot;&quot;)">#if($i.getBaseMoneda()  != "")</text:text-input>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1"><text:span text:style-name="T11">Base Imponible</text:span>:</text:p>
                </table:table-cell>
                <table:table-cell table:style-name="Table5.A1" office:value-type="string">
                  <text:p text:style-name="P24"><text:span text:style-name="T12"><text:text-input text:description="$i.getBaseMoneda()">$i.getBaseMoneda()</text:text-input></text:span><text:span text:style-name="T12"> (</text:span><text:span text:style-name="T12"><text:text-input text:description="$i.getBaseLetra()">$i.getBaseLetra()</text:text-input></text:span><text:span text:style-name="T12">)</text:span></text:p>
                </table:table-cell>
              </table:table-row>
            </table:table>
            <text:p text:style-name="P22"><text:text-input text:description="#else">#else</text:text-input></text:p>
            <text:p text:style-name="P22"/>
            <text:p text:style-name="P22"><text:text-input text:description="#end">#end</text:text-input></text:p>
            <text:p text:style-name="P22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6">Importe Retenido: </text:p>
                </table:table-cell>
                <table:table-cell table:style-name="Table7.A1" office:value-type="string">
                  <text:p text:style-name="P4"><text:text-input text:description="$i.getMontoMoneda()">$i.getMontoMoneda()</text:text-input> <text:span text:style-name="T10">(</text:span><text:span text:style-name="T10"><text:text-input text:description="$i.getMontoLetra()">$i.getMontoLetra()</text:text-input></text:span><text:span text:style-name="T10">)</text:span></text:p>
                </table:table-cell>
              </table:table-row>
            </table:table>
            <text:p text:style-name="P23"/>
            <text:p text:style-name="P23"/>
            <text:p text:style-name="P20"/>
            <text:p text:style-name="P20"><text:s text:c="64"/>…...................................</text:p>
            <text:p text:style-name="P20"><text:s text:c="66"/><text:span text:style-name="T18">DEPTO.</text:span> TESORER<text:span text:style-name="T18">IA</text:span></text:p>
          </table:table-cell>
        </table:table-row>
      </table:table>
      <text:p text:style-name="P2"/>
      <text:p text:style-name="P2"/>
      <text:p text:style-name="P2"/>
      <text:p text:style-name="P2"><text:soft-page-break/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9cm" fo:margin-bottom="1.43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18-12-19T10:30:00.477192710</dc:date>
    <meta:editing-duration>P1DT18H36M58S</meta:editing-duration>
    <meta:editing-cycles>128</meta:editing-cycles>
    <meta:generator>LibreOffice/5.1.6.2$Linux_X86_64 LibreOffice_project/10m0$Build-2</meta:generator>
    <meta:document-statistic meta:table-count="5" meta:image-count="0" meta:object-count="0" meta:page-count="2" meta:paragraph-count="27" meta:word-count="136" meta:character-count="1098" meta:non-whitespace-character-count="873"/>
  </office:meta>
</office:document-meta>
</file>